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erviceProxyGenerator.fetch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WebServiceProxyGenerator.getHttpClient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WebServiceProxyGenerator.setup( SourceResolver resolver , Map objectModel , String src , Parameters p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ServiceProxyGenerator.gener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WebServiceProxyGenerato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